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66pt" svg:height="255.26pt" svg:x="734.26pt" svg:y="179.21pt">
            <loext:p draw:notify-on-update-of-ranges="Sheet1.D1:Sheet1.D1 Sheet1.D2:Sheet1.D14 Sheet1.E1:Sheet1.E1 Sheet1.E2:Sheet1.E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nding</text:p>
          </table:table-cell>
          <table:table-cell table:number-columns-repeated="2"/>
          <table:table-cell office:value-type="string" calcext:value-type="string">
            <text:p>Motor Number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A3]-[.A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A7]-[.A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mand sent to motor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A11]-[.A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A15]-[.A1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A19]-[.A1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A23]-[.A2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mand sent to motor 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([.A27]-[.A2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A31]-[.A30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A35]-[.A3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[.A39]-[.A3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mand sent to motor 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([.A43]-[.A4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A47]-[.A4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([.A51]-[.A50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E2:.E14]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13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ending</text:p>
          </table:table-cell>
          <table:table-cell table:number-columns-repeated="2"/>
          <table:table-cell office:value-type="string" calcext:value-type="string">
            <text:p>Motor Number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A3]-[.A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A7]-[.A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and sent to motor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A11]-[.A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A15]-[.A14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A19]-[.A18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A23]-[.A2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mand sent to motor 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([.A27]-[.A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A31]-[.A30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A35]-[.A3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[.A39]-[.A3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mand sent to motor 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([.A43]-[.A4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A47]-[.A46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([.A51]-[.A50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E2:.E14]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on all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on all done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56]-[.A54]" office:value-type="float" office:value="23" calcext:value-type="float">
            <text:p>2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2:41:52.512515196</meta:creation-date>
    <dc:date>2018-01-25T16:04:40.951119918</dc:date>
    <meta:editing-duration>PT12M18S</meta:editing-duration>
    <meta:editing-cycles>3</meta:editing-cycles>
    <meta:generator>LibreOffice/5.1.6.2$Linux_X86_64 LibreOffice_project/10m0$Build-2</meta:generator>
    <meta:document-statistic meta:table-count="2" meta:cell-count="1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3.92cm" svg:y="4.204cm" style:legend-expansion="high" chart:style-name="ch2"/>
        <chart:plot-area chart:style-name="ch3" table:cell-range-address="Sheet1.D1:Sheet1.E14" chart:data-source-has-labels="row" svg:x="0.32cm" svg:y="0.18cm" svg:width="13.28cm" svg:height="8.646cm">
          <chartooo:coordinate-region svg:x="1.047cm" svg:y="0.38cm" svg:width="12.36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4" chart:label-cell-address="Sheet1.E1:Sheet1.E1" chart:class="chart:scatter">
            <chart:domain table:cell-range-address="Sheet1.D2:Sheet1.D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im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:Sheet1.D14</svg:desc>
                </draw:g>
              </table:table-cell>
              <table:table-cell office:value-type="float" office:value="5">
                <text:p>5</text:p>
                <draw:g>
                  <svg:desc>Sheet1.E2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